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sans-serif" svg:font-family="sans-serif"/>
    <style:font-face style:name="Ubuntu" svg:font-family="Ubuntu"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style:font-face style:name="微软雅黑" svg:font-family="微软雅黑" style:font-family-generic="system" style:font-pitch="variable"/>
  </office:font-face-decls>
  <office:automatic-styles>
    <style:style style:name="P1" style:family="paragraph" style:parent-style-name="Standard">
      <style:text-properties fo:font-size="10.5pt" style:font-size-asian="10.5pt" style:font-size-complex="10.5pt"/>
    </style:style>
    <style:style style:name="P2" style:family="paragraph" style:parent-style-name="Heading_20_3">
      <style:text-properties fo:font-variant="normal" fo:text-transform="none" fo:color="#000000" style:font-name="sans-serif" fo:font-size="12pt" fo:letter-spacing="normal" fo:font-style="normal" fo:font-weight="bold"/>
    </style:style>
    <style:style style:name="P3" style:family="paragraph" style:parent-style-name="Text_20_body">
      <style:paragraph-properties fo:margin-left="0cm" fo:margin-right="0cm" style:line-height-at-least="0.503cm" fo:text-indent="0cm" style:auto-text-indent="false"/>
      <style:text-properties fo:font-variant="normal" fo:text-transform="none" fo:color="#000000" style:font-name="sans-serif" fo:font-size="10.5pt" fo:letter-spacing="normal" fo:font-style="normal" fo:font-weight="normal" style:font-size-asian="10.5pt" style:font-size-complex="10.5pt"/>
    </style:style>
    <style:style style:name="P4" style:family="paragraph" style:parent-style-name="Text_20_body" style:list-style-name="L1">
      <style:paragraph-properties fo:margin-left="0cm" fo:margin-right="0cm" fo:margin-top="0cm" fo:margin-bottom="0cm" style:line-height-at-least="0.503cm" fo:text-indent="0cm" style:auto-text-indent="false" fo:padding="0cm" fo:border="none"/>
      <style:text-properties fo:font-variant="normal" fo:text-transform="none" fo:color="#000000" style:font-name="sans-serif" fo:font-size="10.5pt" fo:letter-spacing="normal" fo:font-style="normal" fo:font-weight="normal" style:font-size-asian="10.5pt" style:font-size-complex="10.5pt"/>
    </style:style>
    <style:style style:name="P5" style:family="paragraph" style:parent-style-name="Text_20_body" style:list-style-name="L1">
      <style:paragraph-properties fo:margin-top="0cm" fo:margin-bottom="0cm" style:line-height-at-least="0.503cm" fo:padding="0cm" fo:border="none"/>
      <style:text-properties fo:font-variant="normal" fo:text-transform="none" fo:color="#000000" style:font-name="sans-serif" fo:font-size="10.5pt" fo:letter-spacing="normal" fo:font-style="normal" fo:font-weight="normal" style:font-size-asian="10.5pt" style:font-size-complex="10.5pt"/>
    </style:style>
    <style:style style:name="P6"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fo:background-color="#ffff00"/>
    </style:style>
    <style:style style:name="T2"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Zen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3">Which Bits of Objective-C 2 Work?</text:h>
      <text:p text:style-name="Horizontal_20_Line"/>
      <text:p text:style-name="P3">The answer to this question depends on the combination of compiler and runtime library that you are using. Currently, no features of Objective-C 2 work with GCC.</text:p>
      <text:p text:style-name="P3">If you compile with Clang then you have access to declared properties,<text:span text:style-name="T1"> fast enu</text:span><text:span text:style-name="T1"><office:annotation><dc:creator>lixinghe </dc:creator><dc:date>2013-05-03T09:24:20</dc:date><text:p text:style-name="P6"><text:span text:style-name="T2">1. enumeration [ɪ'nju:məreɪt]</text:span></text:p><text:p text:style-name="P6"><text:span text:style-name="T2">mention one by one.</text:span></text:p></office:annotation></text:span><text:span text:style-name="T1">meration</text:span>, and blocks. Note that both of these require some support from the runtime. This must be provided either by the GNUstep runtime or by the ObjectiveC2 framework, which you can acquire from Étoilé subversion. For blocks to work, you must also compile with -fblocks.</text:p>
      <text:p text:style-name="P3">If you compile with the -fobjc-<text:span text:style-name="T1">no</text:span><text:span text:style-name="T1"><office:annotation><dc:creator>lixinghe </dc:creator><dc:date>2013-05-03T09:25:19</dc:date><text:p text:style-name="P6"><text:span text:style-name="T2">fragile ['fradʒʌɪl]</text:span></text:p><text:p text:style-name="P6"><text:span text:style-name="T2">easily broken or damaged</text:span></text:p></office:annotation></text:span><text:span text:style-name="T1">nfragile</text:span>-abi flag then you will use the new ABI. This is only supported with the GNUstep runtime. This adds:</text:p>
      <text:list xml:id="list728643245" text:style-name="L1">
        <text:list-item>
          <text:p text:style-name="P4">Property <text:span text:style-name="T1">intros</text:span><text:span text:style-name="T1"><office:annotation><dc:creator>lixinghe </dc:creator><dc:date>2013-05-03T09:28:13</dc:date><text:p text:style-name="P6"><text:span text:style-name="T2">introspection </text:span></text:p><text:p text:style-name="P6"><text:span text:style-name="T2">*[,intrәu'spekʃәn]</text:span></text:p><text:p text:style-name="P6"><text:span text:style-name="T2">a program to examine the type or properties of an object at runtime.</text:span></text:p><text:p text:style-name="P6"><text:span text:style-name="T2"/></text:p></office:annotation></text:span><text:span text:style-name="T1">pection</text:span></text:p>
        </text:list-item>
        <text:list-item>
          <text:p text:style-name="P5">Introspection on optional protocol methods</text:p>
        </text:list-item>
        <text:list-item>
          <text:p text:style-name="P5">Non-fragile instance variables</text:p>
        </text:list-item>
        <text:list-item>
          <text:p text:style-name="P5">Forwarding proxy support</text:p>
        </text:list-item>
      </text:list>
      <text:p text:style-name="P3">Unlike Apple's non-fragile ABI, it is possible to mix code compiled for our fragile and non-fragile ABIs with some <text:span text:style-name="T1">ca</text:span><text:span text:style-name="T1"><office:annotation><dc:creator>lixinghe </dc:creator><dc:date>2013-05-03T09:30:12</dc:date><text:p text:style-name="P6"><text:span text:style-name="T2">caveat *['keiviæt]</text:span></text:p><text:p text:style-name="P6"><text:span text:style-name="T2">a warning that a particular thing needs to be considered before sth can be done</text:span></text:p></office:annotation></text:span><text:span text:style-name="T1">veats</text:span>. Message sending from code compiled with the fragile ABI will not be able to take advantage of forwarding proxies. If you <text:span text:style-name="T1">subclass</text:span> a non-fragile ABI class with a class compiled with the fragile ABI then you will not receive any benefits; the class compiled with the fragile ABI must be able to see all of the instance variables in the <text:span text:style-name="T1">superclass</text:span> at compile time or things will break. Some benefits will be obtained the other way around, however. A class compiled for the fragile ABI will always be able to access its own instance variables safely when the superclass changes, even if the superclass layout changes. It will, however, only be able to safely access instance variables declared in superclasses safely if the superclass is also compiled with the non-fragile ABI or if the superclass instance variable layout does not chang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sans-serif" svg:font-family="sans-serif"/>
    <style:font-face style:name="Ubuntu" svg:font-family="Ubuntu"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style:font-face style:name="微软雅黑" svg:font-family="微软雅黑"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微软雅黑"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Zen Hei" style:font-size-asian="14pt" style:font-weight-asian="bold" style:font-name-complex="Lohit Hindi"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xinghe </meta:initial-creator>
    <meta:creation-date>2013-05-03T09:19:45</meta:creation-date>
    <dc:date>2013-05-03T09:46:56</dc:date>
    <dc:creator>lixinghe </dc:creator>
    <meta:editing-duration>PT12M</meta:editing-duration>
    <meta:editing-cycles>1</meta:editing-cycles>
    <meta:document-statistic meta:table-count="0" meta:image-count="0" meta:object-count="0" meta:page-count="1" meta:paragraph-count="9" meta:word-count="301" meta:character-count="1771" meta:non-whitespace-character-count="1491"/>
    <meta:generator>LibreOffice/3.5$Linux_X86_64 LibreOffice_project/350m1$Build-2</meta:generator>
  </office:meta>
</office:document-meta>
</file>